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3C010000741100005210C22860FB.pdf" manifest:media-type="application/pd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pdf-background" xlink:href="Pictures/10003C010000741100005210C22860FB.pdf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draw:fill="bitmap" draw:fill-image-name="pdf-background" draw:fill-image-width="20.6299in" draw:fill-image-height="14.5902in" style:repeat="no-repeat" draw:fill-image-ref-point-x="0%" draw:fill-image-ref-point-y="0%" draw:fill-image-ref-point="top-right" style:footnote-max-height="0in" loext:margin-gutter="0in">
        <style:background-image xlink:href="Pictures/10003C010000741100005210C22860FB.pdf" xlink:type="simple" xlink:actuate="onLoad" style:position="top right" style:repeat="no-repeat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pdf-background" draw:fill-image-width="20.6299in" draw:fill-image-height="14.5902in" style:repeat="no-repeat" draw:fill-image-ref-point-x="0%" draw:fill-image-ref-point-y="0%" draw:fill-image-ref-point="top-right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4T13:23:17.229743505</meta:creation-date>
    <dc:date>2026-02-24T13:25:01.811821120</dc:date>
    <meta:editing-duration>PT1M4S</meta:editing-duration>
    <meta:editing-cycles>2</meta:editing-cycles>
    <meta:generator>Collabora_Office/25.04.9.1$Linux_X86_64 LibreOffice_project/467c41e9fb17cbfdfc5e535a616c9f1195d4579e</meta:generator>
    <meta:print-date>2026-02-24T13:24:42.078365540</meta:print-date>
    <meta:printed-by>PDF files</meta:printed-by>
    <meta:document-statistic meta:table-count="0" meta:image-count="0" meta:object-count="0" meta:page-count="1" meta:paragraph-count="0" meta:word-count="0" meta:character-count="0" meta:non-whitespace-character-count="0"/>
  </office:meta>
</office:document-meta>
</file>